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, 'Times New Roman'" style:font-pitch="variable"/>
    <style:font-face style:name="Noto Sans CJK SC1" svg:font-family="'Noto Sans CJK SC'" style:font-pitch="variable"/>
    <style:font-face style:name="Mangal" svg:font-family="Mangal, 'Courier New'" style:font-family-generic="roman" style:font-pitch="variable"/>
    <style:font-face style:name="Spranq eco sans" svg:font-family="'Spranq eco sans'" style:font-family-generic="roman" style:font-pitch="variable"/>
    <style:font-face style:name="Spranq eco sans2" svg:font-family="'Spranq eco sans', 'Times New Roman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1.247cm" fo:margin-right="0cm" fo:text-indent="0cm" style:auto-text-indent="false"/>
    </style:style>
    <style:style style:name="P2" style:family="paragraph" style:parent-style-name="Standard">
      <style:paragraph-properties fo:margin-left="1.247cm" fo:margin-right="0cm" fo:text-indent="0cm" style:auto-text-indent="false"/>
      <style:text-properties fo:color="#ff0000"/>
    </style:style>
    <style:style style:name="P3" style:family="paragraph" style:parent-style-name="Standard">
      <style:paragraph-properties fo:margin-left="1.247cm" fo:margin-right="0cm" fo:text-indent="0cm" style:auto-text-indent="false"/>
      <style:text-properties fo:color="#ff0000" fo:font-size="11pt" style:font-size-asian="11pt" style:font-size-complex="11pt"/>
    </style:style>
    <style:style style:name="P4" style:family="paragraph" style:parent-style-name="Heading_20_1" style:master-page-name="Standard">
      <style:paragraph-properties fo:text-align="center" style:justify-single-word="false" style:page-number="auto"/>
    </style:style>
    <style:style style:name="P5" style:family="paragraph" style:parent-style-name="Text_20_body" style:list-style-name="WW8Num3">
      <style:paragraph-properties>
        <style:tab-stops>
          <style:tab-stop style:position="1.24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6" style:family="paragraph" style:parent-style-name="Text_20_body" style:list-style-name="WW8Num2">
      <style:paragraph-properties>
        <style:tab-stops>
          <style:tab-stop style:position="1.247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Text_20_body" style:list-style-name="WW8Num4">
      <style:paragraph-properties>
        <style:tab-stops>
          <style:tab-stop style:position="1.247cm"/>
        </style:tab-stops>
      </style:paragraph-properties>
      <style:text-properties fo:font-size="11pt" officeooo:paragraph-rsid="0007d185" style:font-size-asian="11pt" style:font-size-complex="11pt"/>
    </style:style>
    <style:style style:name="P8" style:family="paragraph" style:parent-style-name="Text_20_body" style:list-style-name="WW8Num2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9" style:family="paragraph" style:parent-style-name="Text_20_body" style:list-style-name="WW8Num3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0" style:family="paragraph" style:parent-style-name="Text_20_body" style:list-style-name="WW8Num4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1" style:family="paragraph" style:parent-style-name="Text_20_body" style:list-style-name="WW8Num2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color="#000000" fo:font-size="11pt" style:font-size-asian="11pt" style:font-size-complex="11pt"/>
    </style:style>
    <style:style style:name="P12" style:family="paragraph" style:parent-style-name="Text_20_body" style:list-style-name="WW8Num3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color="#000000" fo:font-size="11pt" style:font-size-asian="11pt" style:font-size-complex="11pt"/>
    </style:style>
    <style:style style:name="P13" style:family="paragraph" style:parent-style-name="Text_20_body" style:list-style-name="WW8Num4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color="#000000" fo:font-size="11pt" style:font-size-asian="11pt" style:font-size-complex="11pt"/>
    </style:style>
    <style:style style:name="P14" style:family="paragraph" style:parent-style-name="Text_20_body" style:list-style-name="WW8Num2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Text_20_body" style:list-style-name="WW8Num3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font-size="11pt" style:font-size-asian="11pt" style:font-size-complex="11pt"/>
    </style:style>
    <style:style style:name="P16" style:family="paragraph" style:parent-style-name="Text_20_body" style:list-style-name="WW8Num4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Text_20_body">
      <style:paragraph-properties fo:margin-left="1.24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style:font-name="Arial" style:font-name-complex="Arial"/>
    </style:style>
    <style:style style:name="T2" style:family="text">
      <style:text-properties fo:color="#000000" style:font-name="Arial" style:font-name-complex="Arial"/>
    </style:style>
    <style:style style:name="T3" style:family="text">
      <style:text-properties fo:color="#ff0000"/>
    </style:style>
    <style:style style:name="T4" style:family="text">
      <style:text-properties fo:color="#ff0000" style:font-name="Arial" style:font-name-complex="Arial"/>
    </style:style>
    <style:style style:name="T5" style:family="text">
      <style:text-properties fo:color="#ff0000" style:font-name="Arial" fo:font-size="11pt" style:font-size-asian="11pt" style:font-name-complex="Arial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Strong_20_Emphasis"><text:span text:style-name="T8">Questionário Técnico</text:span></text:span></text:h>
      <text:h text:style-name="Heading_20_2" text:outline-level="2"><text:span text:style-name="Strong_20_Emphasis"><text:span text:style-name="T6">Ambiente</text:span></text:span></text:h>
      <text:list xml:id="list62482165" text:style-name="WW8Num2">
        <text:list-item>
          <text:p text:style-name="P14"><text:span text:style-name="T2">Qual o tipo e modelo do Mainframe em que estão as LPARs? (exemplo: Type 3906 Model M05 [IBM z14 Server]) </text:span></text:p>
        </text:list-item>
        <text:list-item>
          <text:p text:style-name="P14"><text:span text:style-name="T2">Qual a versão do Sistema Operacional z/OS? </text:span></text:p>
        </text:list-item>
        <text:list-item>
          <text:p text:style-name="P14"><text:span text:style-name="T2">Qual o tamanho da memória reservada para cada uma das LPARs?</text:span></text:p>
        </text:list-item>
        <text:list-item>
          <text:p text:style-name="P14"><text:span text:style-name="T2">Além dos softwares mencionados acima, quais outros são utilizados nestas LPARs? <text:s/></text:span></text:p>
        </text:list-item>
        <text:list-item>
          <text:p text:style-name="P8">Qual o total de espaço em disco utilizado pelos ambientes?</text:p>
        </text:list-item>
        <text:list-item>
          <text:p text:style-name="P11"><text:span text:style-name="T1">Os backups dos bancos são feitos em disco ou em fita? Caso sejam feitos em fita, favor informar o espaço total em GB disponível para utilização.</text:span></text:p>
        </text:list-item>
        <text:list-item>
          <text:p text:style-name="P14"><text:span text:style-name="T2">Além do NATURAL - 3.1.5, quais outras linguagens são utilizadas?</text:span></text:p>
        </text:list-item>
        <text:list-item>
          <text:p text:style-name="P6"><text:span text:style-name="T2">Os discos destes ambientes são replicados (Há GDPS)? </text:span></text:p>
        </text:list-item>
      </text:list>
      <text:h text:style-name="Heading_20_2" text:outline-level="2"><text:span text:style-name="Strong_20_Emphasis"><text:span text:style-name="T6">Natural</text:span></text:span></text:h>
      <text:list xml:id="list1189102637" text:style-name="WW8Num3">
        <text:list-item>
          <text:p text:style-name="P15"><text:span text:style-name="T2">Tem outros produtos envolvidos na aplicação final? </text:span></text:p>
        </text:list-item>
        <text:list-item>
          <text:p text:style-name="P15"><text:span text:style-name="T2">Roda em baixo de CICS?</text:span></text:p>
        </text:list-item>
        <text:list-item>
          <text:p text:style-name="P12"><text:span text:style-name="T1">Qual o produto?</text:span></text:p>
        </text:list-item>
        <text:list-item>
          <text:p text:style-name="P15"><text:span text:style-name="T2">A aplicação é tela 3270? </text:span><text:span text:style-name="T4">.</text:span></text:p>
        </text:list-item>
        <text:list-item>
          <text:p text:style-name="P15"><text:span text:style-name="T2">Tem interação com plataforma baixa? </text:span></text:p>
        </text:list-item>
        <text:list-item>
          <text:p text:style-name="P15"><text:span text:style-name="T2">Qual o produto para a interação Mainframe x Baixa? </text:span></text:p>
        </text:list-item>
        <text:list-item>
          <text:p text:style-name="P15"><text:span text:style-name="T2">Aplicação com algum emulador? </text:span></text:p>
        </text:list-item>
        <text:list-item>
          <text:p text:style-name="P15"><text:span text:style-name="T2">Aplicação desenvolvida somente em Natural? </text:span></text:p>
        </text:list-item>
        <text:list-item>
          <text:p text:style-name="P15"><text:span text:style-name="T2">Tem algum FROM-END chamando programas Natural? </text:span></text:p>
        </text:list-item>
        <text:list-item>
          <text:p text:style-name="P9">Quantos fontes mais ou menos?</text:p>
        </text:list-item>
        <text:list-item>
          <text:p text:style-name="P15"><text:span text:style-name="T2">Tem algum produto de distribuição de programas, desenvolvimento x homologação x produção? </text:span></text:p>
        </text:list-item>
        <text:list-item>
          <text:p text:style-name="P9">Tem edição na produção?</text:p>
        </text:list-item>
        <text:list-item>
          <text:p text:style-name="P9">Aplicação de produção concentrada em uma única base de dados?</text:p>
        </text:list-item>
        <text:list-item>
          <text:p text:style-name="P12"><text:span text:style-name="T1">Tem replicador de dados para outra plataforma?</text:span></text:p>
        </text:list-item>
        <text:list-item>
          <text:p text:style-name="P9">Aplicação interage com algum outro sistema interno ou fora da CEB?</text:p>
        </text:list-item>
        <text:list-item>
          <text:p text:style-name="P15"><text:span text:style-name="T2">Aplicação por exercício (por ex. anos fiscais)?</text:span></text:p>
        </text:list-item>
        <text:list-item>
          <text:p text:style-name="P9">Impressão remota ou local?</text:p>
        </text:list-item>
        <text:list-item>
          <text:p text:style-name="P9">Qual rotina de impressão?</text:p>
        </text:list-item>
        <text:list-item>
          <text:p text:style-name="P9">Outros produtos agregados ao Natural/aplicação?</text:p>
        </text:list-item>
        <text:list-item>
          <text:p text:style-name="P5">Quais são as políticas de segurança?</text:p>
        </text:list-item>
      </text:list>
      <text:h text:style-name="Heading_20_2" text:outline-level="2"><text:span text:style-name="Strong_20_Emphasis"><text:span text:style-name="T6">ADABAS</text:span></text:span></text:h>
      <text:list xml:id="list2394461885" text:style-name="WW8Num4">
        <text:list-item>
          <text:p text:style-name="P16"><text:span text:style-name="T2">Ambiente cluster? </text:span></text:p>
        </text:list-item>
      </text:list>
      <text:p text:style-name="P3"><text:span text:style-name="T3"/></text:p>
      <text:list xml:id="list173024138562193" text:continue-numbering="true" text:style-name="WW8Num4">
        <text:list-item>
          <text:p text:style-name="P10">Uma única Base de Dados por ambiente?</text:p>
        </text:list-item>
        <text:list-item>
          <text:p text:style-name="P13"><text:span text:style-name="T1">Replica de dados para outra plataforma baixa (DW)?</text:span></text:p>
        </text:list-item>
        <text:list-item>
          <text:p text:style-name="P10">Quantos GB´S de ASSO / DATA / WORK por ambiente?</text:p>
        </text:list-item>
        <text:list-item>
          <text:p text:style-name="P16"><text:span text:style-name="T2">Bancos com command e protection log? </text:span></text:p>
        </text:list-item>
        <text:list-item>
          <text:p text:style-name="P16"><text:span text:style-name="T2">Dados históricos em bases separadas?</text:span></text:p>
        </text:list-item>
        <text:list-item>
          <text:p text:style-name="P16"><text:span text:style-name="T2">Produto usado para transmissão de dados? </text:span></text:p>
        </text:list-item>
        <text:list-item>
          <text:p text:style-name="P16"><text:span text:style-name="T2">Faz uso de algum produto de monitoração, Ex (Review da sag)?</text:span></text:p>
        </text:list-item>
        <text:list-item>
          <text:p text:style-name="P13"><text:span text:style-name="T1">Modelo do device de storage? </text:span></text:p>
        </text:list-item>
        <text:list-item>
          <text:p text:style-name="P16"><text:soft-page-break/><text:span text:style-name="T2">Periodicidade / retenção dos Backup´s e PLOG´S?</text:span></text:p>
        </text:list-item>
        <text:list-item>
          <text:p text:style-name="P13"><text:span text:style-name="T1">Qual o crescimento vegetativo das bases de dados?</text:span></text:p>
        </text:list-item>
        <text:list-item>
          <text:p text:style-name="P7"><text:span text:style-name="T2">Produtos agregados ao adabas?</text:span></text:p>
        </text:list-item>
        <text:list-item>
          <text:p text:style-name="P7"><text:span text:style-name="T2">Quais são as políticas de segurança?</text:span></text:p>
        </text:list-item>
      </text:list>
      <text:p text:style-name="P1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, 'Times New Roman'" style:font-pitch="variable"/>
    <style:font-face style:name="Noto Sans CJK SC1" svg:font-family="'Noto Sans CJK SC'" style:font-pitch="variable"/>
    <style:font-face style:name="Mangal" svg:font-family="Mangal, 'Courier New'" style:font-family-generic="roman" style:font-pitch="variable"/>
    <style:font-face style:name="Spranq eco sans" svg:font-family="'Spranq eco sans'" style:font-family-generic="roman" style:font-pitch="variable"/>
    <style:font-face style:name="Spranq eco sans2" svg:font-family="'Spranq eco sans', 'Times New Roman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Spranq eco sans2" fo:font-family="'Spranq eco sans', 'Times New Roman'" style:font-family-generic="roman" style:font-pitch="variable" fo:font-size="12pt" fo:language="pt" fo:country="BR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Spranq eco sans2" fo:font-family="'Spranq eco sans', 'Times New Roman'" style:font-family-generic="roman" style:font-pitch="variable" fo:font-size="14pt" style:font-name-asian="Noto Sans CJK SC1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, 'Courier New'" style:font-family-generic-complex="roman" style:font-pitch-complex="variable" style:font-size-complex="10.5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ff0000"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3z0" style:family="text">
      <style:text-properties fo:color="#000000"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4z0" style:family="text">
      <style:text-properties fo:color="#000000"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Andre Bonifacio dos Santos</meta:initial-creator>
    <meta:creation-date>2020-02-06T14:41:00</meta:creation-date>
    <dc:date>2020-03-04T17:30:22.793532240</dc:date>
    <meta:editing-cycles>3</meta:editing-cycles>
    <meta:generator>LibreOffice/6.0.3.2$Linux_X86_64 LibreOffice_project/00m0$Build-2</meta:generator>
    <meta:editing-duration>PT3M54S</meta:editing-duration>
    <meta:document-statistic meta:table-count="0" meta:image-count="0" meta:object-count="0" meta:page-count="2" meta:paragraph-count="45" meta:word-count="359" meta:character-count="2024" meta:non-whitespace-character-count="1735"/>
  </office:meta>
</office:document-meta>
</file>